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T1" style:family="text">
      <style:text-properties officeooo:rsid="000e55a4"/>
    </style:style>
    <style:style style:name="T2" style:family="text">
      <style:text-properties officeooo:rsid="000fe3d0"/>
    </style:style>
    <style:style style:name="T3" style:family="text">
      <style:text-properties officeooo:rsid="001133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cesses<text:span text:style-name="T3">(Figure 1 and 2)</text:span></text:p>
      <text:p text:style-name="P1">When will a process lose the CPU?</text:p>
      <text:p text:style-name="Standard">In preemptive scheduling,</text:p>
      <text:list xml:id="list15240745931" text:style-name="L1">
        <text:list-item>
          <text:p text:style-name="P3">When timer interrupt occurs, indicating that it's time slice is over in case of round robin scheduling.</text:p>
        </text:list-item>
        <text:list-item>
          <text:p text:style-name="P3">Process issues a I/O request and then has to wait for the completion of the I/O.</text:p>
        </text:list-item>
        <text:list-item>
          <text:p text:style-name="P3">Create and then wait for child's termination.</text:p>
        </text:list-item>
        <text:list-item>
          <text:p text:style-name="P3">Other hardware interrupt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punctuation-wrap="hanging" style:writing-mode="lr-tb">
        <style:tab-stops>
          <style:tab-stop style:position="0.4925in"/>
        </style:tab-stops>
      </style:paragraph-properties>
      <style:text-properties fo:color="#00000a" style:font-name="Liberation Serif" fo:font-size="12pt" fo:language="en" fo:country="US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21T13:26:41</meta:creation-date>
    <meta:initial-creator>Kempa </meta:initial-creator>
    <dc:creator>Kempa </dc:creator>
    <dc:date>2013-01-21T11:08:32</dc:date>
    <meta:editing-cycles>20</meta:editing-cycles>
    <meta:editing-duration>PT8H29M5S</meta:editing-duration>
    <meta:generator>LibreOffice/3.6$Linux_x86 LibreOffice_project/360m1$Build-2</meta:generator>
    <meta:document-statistic meta:table-count="0" meta:image-count="0" meta:object-count="0" meta:page-count="1" meta:paragraph-count="7" meta:word-count="61" meta:character-count="341" meta:non-whitespace-character-count="291"/>
  </office:meta>
</office:document-meta>
</file>